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f1a9" officeooo:paragraph-rsid="001ef1a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f1a9" officeooo:paragraph-rsid="001ef1a9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f1a9" officeooo:paragraph-rsid="001ef1a9" style:font-size-asian="14pt" style:font-weight-asian="bold" style:font-size-complex="14pt" style:font-weight-complex="bold"/>
    </style:style>
    <style:style style:name="T1" style:family="text">
      <style:text-properties fo:font-size="20pt" style:font-size-asian="17.5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Query</text:span> </text:p>
      <text:p text:style-name="P3">Introduction</text:p>
      <text:list xml:id="list2087580993" text:style-name="L1">
        <text:list-item>
          <text:p text:style-name="P2">aa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4T22:24:04.227626907</meta:creation-date>
    <dc:date>2022-08-14T22:25:14.361429913</dc:date>
    <meta:editing-duration>PT1M12S</meta:editing-duration>
    <meta:editing-cycles>1</meta:editing-cycles>
    <meta:document-statistic meta:table-count="0" meta:image-count="0" meta:object-count="0" meta:page-count="1" meta:paragraph-count="3" meta:word-count="4" meta:character-count="23" meta:non-whitespace-character-count="22"/>
    <meta:generator>LibreOffice/6.4.7.2$Linux_X86_64 LibreOffice_project/40$Build-2</meta:generator>
  </office:meta>
</office:document-meta>
</file>